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Condensed Light" svg:font-family="'Univers Condensed Light'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7 CondensedLight1" svg:font-family="'Univers 47 CondensedLight'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nivers LT W02 57 Condensed"/>
    </style:style>
    <style:style style:name="P2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3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4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5" style:family="paragraph" style:parent-style-name="Standard">
      <style:text-properties style:font-name="Univers 47 CondensedLight"/>
    </style:style>
    <style:style style:name="P6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9" style:family="paragraph" style:parent-style-name="Standard">
      <style:text-properties style:font-name="Univers 47 CondensedLight" fo:font-size="28pt" style:font-size-asian="28pt" style:font-size-complex="28pt"/>
    </style:style>
    <style:style style:name="P10" style:family="paragraph" style:parent-style-name="Standard">
      <style:text-properties style:font-name="Univers 47 CondensedLight" fo:font-size="22pt" style:font-size-asian="22pt" style:font-size-complex="22pt"/>
    </style:style>
    <style:style style:name="P11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style:font-name="Univers 57 Condensed" fo:font-size="36pt" style:font-size-asian="36pt" style:font-size-complex="36pt"/>
    </style:style>
    <style:style style:name="T3" style:family="text">
      <style:text-properties fo:text-transform="uppercase" style:font-name="Univers 57 Condensed" fo:font-size="36pt" fo:font-weight="bold" style:font-size-asian="36pt" style:font-weight-asian="bold" style:font-size-complex="36pt"/>
    </style:style>
    <style:style style:name="T4" style:family="text">
      <style:text-properties fo:text-transform="uppercase" fo:font-size="36pt" fo:font-weight="bold" style:font-size-asian="36pt" style:font-weight-asian="bold" style:font-size-complex="36pt"/>
    </style:style>
    <style:style style:name="T5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6" style:family="text">
      <style:text-properties fo:text-transform="uppercase" fo:font-size="36pt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11">Furtwangen, 3. Dezember 2022<text:tab/>Prof. Jirka Dell‘Oro-Friedl</text:p><text:p text:style-name="P11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6"/><text:p text:style-name="P7"/><text:p text:style-name="P8"><text:span text:style-name="T1">Bestehend aus folgenden Veranstaltungen:</text:span></text:p><text:p text:style-name="P8">Prototyping interaktiver Medien-Apps und Games</text:p><text:p text:style-name="P8">Gamedesign Workshop</text:p><text:p text:style-name="P8">3D Character Production</text:p><text:p text:style-name="P8">Echtzeit - Computergrafik </text:p><text:p text:style-name="P8">Studienarbeit „Mad Maze“</text:p><text:p text:style-name="P8"/><text:p text:style-name="P8"/><text:p text:style-name="P8"/><text:p text:style-name="P8">Erfolgreich absolviert von:</text:p><text:p text:style-name="P9">Valentin Schmidberger</text:p><text:p text:style-name="P5"><text:span text:style-name="T7">im Studiengang Medieninformatik Bachelor</text:span>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10">Fakultät Digitale Medien </text:p><text:p text:style-name="P2">Kompetenzfeld</text:p><text:p text:style-name="P4"/><text:p text:style-name="P3"><text:span text:style-name="T4"><text:tab/><text:tab/><text:tab/></text:span><text:span text:style-name="T5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Condensed Light" svg:font-family="'Univers Condensed Light'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7 CondensedLight1" svg:font-family="'Univers 47 CondensedLight'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20:27.54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5" meta:word-count="43" meta:character-count="403"/>
    <meta:template xlink:type="simple" xlink:actuate="onRequest" xlink:title="" xlink:href="../../../../../../Downloads/ElkeScherffius.odt/Normal.dotm"/>
  </office:meta>
</office:document-meta>
</file>